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end" style:justify-single-word="false"/>
      <style:text-properties officeooo:rsid="000b6b69" officeooo:paragraph-rsid="000b6b69"/>
    </style:style>
    <style:style style:name="P2" style:family="paragraph" style:parent-style-name="Standard">
      <style:paragraph-properties fo:text-align="end" style:justify-single-word="false"/>
      <style:text-properties style:text-underline-style="none" officeooo:rsid="000b6b69" officeooo:paragraph-rsid="000b6b69"/>
    </style:style>
    <style:style style:name="P3" style:family="paragraph" style:parent-style-name="Standard">
      <style:paragraph-properties fo:text-align="end" style:justify-single-word="false"/>
      <style:text-properties style:text-underline-style="none" officeooo:rsid="000d93fe" officeooo:paragraph-rsid="000d93fe"/>
    </style:style>
    <style:style style:name="P4" style:family="paragraph" style:parent-style-name="Standard">
      <style:paragraph-properties fo:text-align="end" style:justify-single-word="false"/>
      <style:text-properties style:text-underline-style="none" officeooo:rsid="000f022f" officeooo:paragraph-rsid="000f022f"/>
    </style:style>
    <style:style style:name="P5" style:family="paragraph" style:parent-style-name="Standard">
      <style:paragraph-properties fo:text-align="end" style:justify-single-word="false"/>
      <style:text-properties style:text-underline-style="none" officeooo:rsid="00108bb6" officeooo:paragraph-rsid="00108bb6"/>
    </style:style>
    <style:style style:name="P6" style:family="paragraph" style:parent-style-name="Standard">
      <style:paragraph-properties fo:text-align="end" style:justify-single-word="false"/>
      <style:text-properties style:text-underline-style="none" fo:font-weight="bold" officeooo:rsid="000b6b69" officeooo:paragraph-rsid="000b6b69" style:font-weight-asian="bold" style:font-weight-complex="bold"/>
    </style:style>
    <style:style style:name="P7" style:family="paragraph" style:parent-style-name="Standard">
      <style:paragraph-properties fo:text-align="end" style:justify-single-word="false"/>
      <style:text-properties style:text-underline-style="none" fo:font-weight="bold" officeooo:rsid="00108bb6" officeooo:paragraph-rsid="00108bb6" style:font-weight-asian="bold" style:font-weight-complex="bold"/>
    </style:style>
    <style:style style:name="P8" style:family="paragraph" style:parent-style-name="Standard">
      <style:paragraph-properties fo:text-align="end" style:justify-single-word="false"/>
      <style:text-properties style:text-underline-style="none" fo:font-weight="bold" officeooo:rsid="0011d63b" officeooo:paragraph-rsid="0011d63b" style:font-weight-asian="bold" style:font-weight-complex="bold"/>
    </style:style>
    <style:style style:name="P9" style:family="paragraph" style:parent-style-name="Standard">
      <style:paragraph-properties fo:text-align="end" style:justify-single-word="false"/>
      <style:text-properties style:text-underline-style="none" officeooo:rsid="0011d63b" officeooo:paragraph-rsid="0011d63b"/>
    </style:style>
    <style:style style:name="P10" style:family="paragraph" style:parent-style-name="Standard">
      <style:paragraph-properties fo:text-align="end" style:justify-single-word="false"/>
      <style:text-properties style:text-underline-style="none" officeooo:rsid="001293d2" officeooo:paragraph-rsid="001293d2"/>
    </style:style>
    <style:style style:name="P11" style:family="paragraph" style:parent-style-name="Standard">
      <style:paragraph-properties fo:text-align="end" style:justify-single-word="false"/>
      <style:text-properties style:text-underline-style="none" officeooo:rsid="00160f1f" officeooo:paragraph-rsid="00160f1f"/>
    </style:style>
    <style:style style:name="P12" style:family="paragraph" style:parent-style-name="Standard">
      <style:paragraph-properties fo:text-align="end" style:justify-single-word="false"/>
      <style:text-properties style:text-underline-style="none" officeooo:rsid="0017fdb1" officeooo:paragraph-rsid="0017fdb1"/>
    </style:style>
    <style:style style:name="P13" style:family="paragraph" style:parent-style-name="Standard">
      <style:paragraph-properties fo:text-align="center" style:justify-single-word="false"/>
      <style:text-properties fo:font-weight="bold" officeooo:rsid="000b6b69" officeooo:paragraph-rsid="000b6b69" style:font-weight-asian="bold" style:font-weight-complex="bold"/>
    </style:style>
    <style:style style:name="P14" style:family="paragraph" style:parent-style-name="Standard">
      <style:paragraph-properties fo:text-align="end" style:justify-single-word="false"/>
      <style:text-properties fo:font-weight="bold" officeooo:rsid="000b6b69" officeooo:paragraph-rsid="000b6b69" style:font-weight-asian="bold" style:font-weight-complex="bold"/>
    </style:style>
    <style:style style:name="P15" style:family="paragraph" style:parent-style-name="Standard">
      <style:paragraph-properties fo:text-align="end" style:justify-single-word="false"/>
      <style:text-properties style:text-underline-style="none" fo:font-weight="bold" officeooo:rsid="001293d2" officeooo:paragraph-rsid="001293d2" style:font-weight-asian="bold" style:font-weight-complex="bold"/>
    </style:style>
    <style:style style:name="P16" style:family="paragraph" style:parent-style-name="Standard">
      <style:paragraph-properties fo:text-align="end" style:justify-single-word="false"/>
      <style:text-properties style:text-underline-style="none" fo:font-weight="bold" officeooo:rsid="00160f1f" officeooo:paragraph-rsid="00160f1f" style:font-weight-asian="bold" style:font-weight-complex="bold"/>
    </style:style>
    <style:style style:name="P17" style:family="paragraph" style:parent-style-name="Standard">
      <style:paragraph-properties fo:text-align="end" style:justify-single-word="false"/>
      <style:text-properties style:text-underline-style="none" fo:font-weight="bold" officeooo:rsid="0017fdb1" officeooo:paragraph-rsid="0017fdb1" style:font-weight-asian="bold" style:font-weight-complex="bold"/>
    </style:style>
    <style:style style:name="P18" style:family="paragraph" style:parent-style-name="Standard">
      <style:paragraph-properties fo:text-align="end" style:justify-single-word="false"/>
      <style:text-properties style:text-underline-style="none" fo:font-weight="bold" officeooo:rsid="001d16fd" officeooo:paragraph-rsid="001d16fd" style:font-weight-asian="bold" style:font-weight-complex="bold"/>
    </style:style>
    <style:style style:name="P19" style:family="paragraph" style:parent-style-name="Standard">
      <style:paragraph-properties fo:text-align="end" style:justify-single-word="false"/>
      <style:text-properties style:text-underline-style="none" fo:font-weight="bold" officeooo:rsid="001b4a21" officeooo:paragraph-rsid="001b4a21" style:font-weight-asian="bold" style:font-weight-complex="bold"/>
    </style:style>
    <style:style style:name="P20" style:family="paragraph" style:parent-style-name="Standard">
      <style:paragraph-properties fo:text-align="end" style:justify-single-word="false"/>
      <style:text-properties style:text-underline-style="none" fo:font-weight="bold" officeooo:rsid="001f6bb8" officeooo:paragraph-rsid="001f6bb8" style:font-weight-asian="bold" style:font-weight-complex="bold"/>
    </style:style>
    <style:style style:name="P21" style:family="paragraph" style:parent-style-name="Standard">
      <style:paragraph-properties fo:text-align="end" style:justify-single-word="false"/>
      <style:text-properties style:text-underline-style="none" fo:font-weight="bold" officeooo:rsid="001f6bb8" officeooo:paragraph-rsid="002119c2" style:font-weight-asian="bold" style:font-weight-complex="bold"/>
    </style:style>
    <style:style style:name="P22" style:family="paragraph" style:parent-style-name="Standard">
      <style:paragraph-properties fo:text-align="end" style:justify-single-word="false"/>
      <style:text-properties style:text-underline-style="none" fo:font-weight="bold" officeooo:rsid="001f4050" officeooo:paragraph-rsid="001f4050" style:font-weight-asian="bold" style:font-weight-complex="bold"/>
    </style:style>
    <style:style style:name="P23" style:family="paragraph" style:parent-style-name="Standard">
      <style:paragraph-properties fo:text-align="end" style:justify-single-word="false"/>
      <style:text-properties style:text-underline-style="none" officeooo:rsid="0017fdb1" officeooo:paragraph-rsid="0017fdb1"/>
    </style:style>
    <style:style style:name="P24" style:family="paragraph" style:parent-style-name="Standard">
      <style:paragraph-properties fo:text-align="end" style:justify-single-word="false"/>
      <style:text-properties style:text-underline-style="none" officeooo:rsid="001b4a21" officeooo:paragraph-rsid="001b4a21"/>
    </style:style>
    <style:style style:name="P25" style:family="paragraph" style:parent-style-name="Standard">
      <style:paragraph-properties fo:text-align="end" style:justify-single-word="false"/>
      <style:text-properties style:text-underline-style="none" officeooo:rsid="001d16fd" officeooo:paragraph-rsid="001d16fd"/>
    </style:style>
    <style:style style:name="P26" style:family="paragraph" style:parent-style-name="Standard">
      <style:paragraph-properties fo:text-align="end" style:justify-single-word="false"/>
      <style:text-properties style:text-underline-style="none" officeooo:rsid="001d462f" officeooo:paragraph-rsid="001d462f"/>
    </style:style>
    <style:style style:name="P27" style:family="paragraph" style:parent-style-name="Standard">
      <style:paragraph-properties fo:text-align="end" style:justify-single-word="false"/>
      <style:text-properties style:text-underline-style="none" officeooo:rsid="001f4050" officeooo:paragraph-rsid="001f4050"/>
    </style:style>
    <style:style style:name="P28" style:family="paragraph" style:parent-style-name="Standard">
      <style:paragraph-properties fo:text-align="end" style:justify-single-word="false"/>
      <style:text-properties style:text-underline-style="none" officeooo:rsid="001f6bb8" officeooo:paragraph-rsid="001f6bb8"/>
    </style:style>
    <style:style style:name="P29" style:family="paragraph" style:parent-style-name="Standard">
      <style:paragraph-properties fo:text-align="end" style:justify-single-word="false"/>
      <style:text-properties style:text-underline-style="none" officeooo:rsid="001f6bb8" officeooo:paragraph-rsid="002119c2"/>
    </style:style>
    <style:style style:name="T1" style:family="text">
      <style:text-properties officeooo:rsid="000d93fe"/>
    </style:style>
    <style:style style:name="T2" style:family="text">
      <style:text-properties officeooo:rsid="000f022f"/>
    </style:style>
    <style:style style:name="T3" style:family="text">
      <style:text-properties officeooo:rsid="001d16fd"/>
    </style:style>
    <style:style style:name="T4" style:family="text">
      <style:text-properties fo:font-weight="bold" style:font-weight-asian="bold" style:font-weight-complex="bold"/>
    </style:style>
    <style:style style:name="T5" style:family="text">
      <style:text-properties officeooo:rsid="002119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مسند عبدالله بن المبارك</text:p>
      <text:p text:style-name="P14">77 – متفق عليه</text:p>
      <text:p text:style-name="P1">رواه مسلم (783) وأحمد (6/165) من طريق القاسم بن محمد ورواه البخاري (6462<text:span text:style-name="T1">،</text:span>6464<text:span text:style-name="T1">،</text:span>6465) وأبوداود (1368).</text:p>
      <text:p text:style-name="P1">والحديث له ألفاظ كثيرة مروية عن عائشة "رضي الله عنها"</text:p>
      <text:p text:style-name="P1"/>
      <text:p text:style-name="P6">78 – إسناده ضعيف جدا:</text:p>
      <text:p text:style-name="P2">يحيى بن عبيدالله بن موهب هو وأبوه ضعيفان جدا، قال أحمد: أحاديثة مناكير ولايعرف هو ولاأبوه.</text:p>
      <text:p text:style-name="P2">وللحديث شواهد : <text:span text:style-name="T1">حديث عبدالله بن بسر: أن أعربيًا قال: يارسول الله من خير الناس ؟ قال "من طال عمره وحسن عمله" رواه الترمذي (2329) وقال :هذا حديث حسن غريب من هذا الوجه.</text:span></text:p>
      <text:p text:style-name="P3">ورواه بن ماجه(3793) اخرجاه طريق زيد بن الحباب عن معاوية بن صالح عن عمرو بن قيس فذكره.</text:p>
      <text:p text:style-name="P3">وحديث أبي بكرة لانفيع <text:s/>بن الحارث" رواه أحمد (49،47،44/5) <text:span text:style-name="T2">من طرق عن الحسن البصري، ولا يحتج برواية الحسن عن ابي بكرة، إلا إذا صرح بالسماع من طريق ثابت.</text:span></text:p>
      <text:p text:style-name="P4">وله متابع عبدالرحمن بن أبي بكره عن أبيه، ولكن جاء من رواية على بن زيد بن جدعان وهو ضعيف.</text:p>
      <text:p text:style-name="P4"/>
      <text:p text:style-name="P7">79 – إسناده صحيح</text:p>
      <text:p text:style-name="P5">رواه أبوداود (2524) والنسائي (1985) وأحمد (500/3/297/30) ومصنف بن أبي شيبة (265-13) والطحاوي في مشكل الأثار (2311-2313) بطرق عن شعبه عن عمرة بن مرة عن عمرو بن ميمون عن عبدالله بن ربيعة السلمي عن عبيد بن خالد السلمي ورجاله رجال الصحيحين وعبدالله بن ربيعة مختلف في صحبته، فأثبتها شعبة ، وذكره بن حبان في التابعين وقال أبو حاتم: لم يدرك النبي صلي الله عليه وسلم.</text:p>
      <text:p text:style-name="P5"/>
      <text:p text:style-name="P7">80 – متفق عليه.</text:p>
      <text:p text:style-name="P5">رواه البخاري (660-1423-6806) ومسلم (1031) والترمذي (2391) والنسائي(5380) وأحمد (439/2) وبن حبان (4486 – 7338) وأبي داود الطيالسي (2584) ورواه مالك(1591)</text:p>
      <text:p text:style-name="P5">بطرق عن خبيب بن عبدالرحمن عن حفص بن عاصم بن عمر عن أبي هريرة .</text:p>
      <text:p text:style-name="P5">قال أبو حاتم في علل الحديث(2729) لم يضبط حماد، فأدخل فيه الشك، وتخلص، والصحيح عن خبيب عن حفص عن أبي هريرة عن النبي صلي الله عليه وسلم.</text:p>
      <text:p text:style-name="P9"/>
      <text:p text:style-name="P8">81 – صحيح</text:p>
      <text:p text:style-name="P9">رواه البخاري (2686 – 2493) والترمذي (2173) وأحمد (297/4 – 298) والحميدي (946)وابن حبان (297-298) والبراز(3298) بطرق عن الشعبي عن النعمان بن بشير.</text:p>
      <text:p text:style-name="P9"/>
      <text:p text:style-name="P8">82 – صحيح لغيره.</text:p>
      <text:p text:style-name="P9">فيه يحيى بن عبيدالله بن عبدالله بن موهب عن ابيه ضعيفان لايحتج بهما.</text:p>
      <text:p text:style-name="P9">قال أحمد: أحاديثه مناكير ولا يعرف هو ولا ابوه.</text:p>
      <text:p text:style-name="P9">أما أصل الحديث في الصحيحن رواه البخاري(6490) ومسلم(2963) والحميدي(1097) والترمذي (2682) وابن ماجه (4142) وأحمد (243/2) وبن حبان في صحيحه (712) وأبو يعلي(6261).</text:p>
      <text:p text:style-name="P9"/>
      <text:p text:style-name="P10">83 – صحيح لغيره. دون لفظه أو تسعي من عافية .</text:p>
      <text:p text:style-name="P10">إسناده ضعيف فيه يحيي عبيدالله عن أبيه وهما ضعيفان احاديثما منكرة <text:s/>رواه البخاري (6463-5673) ومسلم (2816) وابن ماجه (4201) واحمد (2/ 235 – 264 – 343 – 390 – 326 – 466 -473 – 495)</text:p>
      <text:p text:style-name="P10">وابو يعلي (1775 – 6594 – 6243) وابن حبان (348 -660)</text:p>
      <text:p text:style-name="P10"/>
      <text:p text:style-name="P15">84 – صحيح لغيره. </text:p>
      <text:p text:style-name="P10"><text:soft-page-break/>رواه أحمد (387/5) ومسند البزار (2963) وغيرهما من هشام بن حسان عن ابن سيرين عن أبي عبيده محمدين حذيفة عن أبيه حذيفة وأبي عبيدة <text:s/>"محمد بن حذيفة" ضعيف" وبقية السند من رجال الصحيحن. وللجديث شواهد يصح بها حديث جرير بن عبدالله السهلي.</text:p>
      <text:p text:style-name="P10">وراه مسلم (1017) والترمذي (2675) والنسائي (2554) وابن ماجه (203) وأحمد (جـ4/ 358 -360 -361 – 362) والدارمي (541) والحميدي (824) من طرق عن جرير بن عبدالله.</text:p>
      <text:p text:style-name="P10">وله شاهد من حديث أبي هريرة أ، رسول الله قال:”من سن في الإسلام سنة حسنةفله أجرها وأجر من عمل بها بعده من غير أن ينقص من أجورهم شيئ، ومن سن في الإسلام سنه سئية كان عليه وزرها ووز من غمل بها بعده من غير أن <text:s/>ينقص من أوزارهم شيئ" <text:s text:c="52"/></text:p>
      <text:p text:style-name="P5"/>
      <text:p text:style-name="P16">85- صحيح </text:p>
      <text:p text:style-name="P11">وراه البخاري (529 – 530) والترمذي (2447) وأحمد(100/3) وأبو يعلي (3330 – 4184 – 4149) ومصنف ابن أبي شيبة (37291) جمعهم من طرق عن أنس بن مالك من قوله.</text:p>
      <text:p text:style-name="P11"/>
      <text:p text:style-name="P17">86 – صحيح </text:p>
      <text:p text:style-name="P12">وراه مسلم (3491) والنسائي (3251) وأحمد(195/3) وعيد بن حميد في مسنده (1207) وأبو يعلي (3332) ومستخرج أبي عوانة(4171) من طرق عن سليمان بن المغيرة عن ثابت البنائي عن أنس بن مالك . "معني اذكرها علي:أخطبهالي".</text:p>
      <text:p text:style-name="P12"/>
      <text:p text:style-name="P17">87 – صحيح</text:p>
      <text:p text:style-name="P12">رواه مسلم (867) وأبوداود(2954) والترمذي(1578) وابن ماجه(2416) وعبدالرازق (15262) وأحمد (310 – 310 /3) والدارمي (217) من طرق عن جعفر بن محمد الصادق عن محمد بن علي عن جابر بن عبدالله . وفي رواية النسائي (1578) زيادة "وكل ضلالة في النار" انفرد بها عتبه بن عبدالله المهدي، وخالفة حبان بن موسي فرواه عن ابن المبارك ولم يذكرها، وكذالك لم يذكرها أحمد من أصحاب الثوري ولا غيره، فهي زيادة شاذة.</text:p>
      <text:p text:style-name="P12"/>
      <text:p text:style-name="P24"/>
      <text:p text:style-name="P19">88 – إسناده ضعيف</text:p>
      <text:p text:style-name="P24">راه الترمذي (2191)، وابن ماجه (2873) والحميدي (769) ومصنف عبدالرزاق (2085) ومسند عبد بن حميد (864) وأبو يعلي <text:s/>(1101).</text:p>
      <text:p text:style-name="P24">من طرق عن علي بن زيد. قال أحمد وابن معين وغيرهم ضعيف </text:p>
      <text:p text:style-name="P24">- والحديث له فقرات صحيحه من طرق أخري عند مسلم (1738) وغيره <text:span text:style-name="T3">بقوله "لكل غادر لواد يوم القيامة".</text:span></text:p>
      <text:p text:style-name="P24"><text:s/></text:p>
      <text:p text:style-name="P18">89 – صحيح لغيره</text:p>
      <text:p text:style-name="P25">قيه ابو المهزم وهو ضعيف ضعفة أبو حاتم والنسائي ويحي بن معين، وقال فيه بن حجر متروك .</text:p>
      <text:p text:style-name="P25">وله طرق أخري منها مارواه مسلم (2954) واحمد (369/2) والحميدي (1134) وأبو يعلي (6271) منه طرق عن ابي الزناد عن الاعرج عن ابي هريرة مرفوعا، بألفاظ متقاربة.</text:p>
      <text:p text:style-name="P25"/>
      <text:p text:style-name="P18">90 – إسناده ضعيف</text:p>
      <text:p text:style-name="P26">رواه الترمذي(2431) وابن ماجه (4273) واحمد (3740) وعيد بن حميد (887) والحميدي (771) من طرق عن عطية العوفي وهو ضعيف وقال الترمذي : حيث حسن وروي عن الأعمش بن أبي صالح السمان، وبأسانيد ضعيفة.</text:p>
      <text:p text:style-name="P26"/>
      <text:p text:style-name="P22">91 – إسناده صحيح</text:p>
      <text:p text:style-name="P27">رواه الترمذي (430 – 3244) وأبو داود (4742) واحمد (192/2) والدارمي (2964) والنسائي في الكبري (11568-11492 -11434) وابن حبان (6312) من طرق عن سليمان التيمي عن أسلم العجلي عن بشر الضبى فذكره.</text:p>
      <text:p text:style-name="P22"><text:soft-page-break/>92 -متفق عليه</text:p>
      <text:p text:style-name="P27">رواه البخاري (7382 -4812-6519) ومسلم (2787) وابن ماجه (192) واحمد (374/2) والنسائي في الكبري (7645) وابو يعلي (5850).</text:p>
      <text:p text:style-name="P27"/>
      <text:p text:style-name="P22">93 – إسناده ضعيف</text:p>
      <text:p text:style-name="P27">رواه الترمذي (3353) وأحمد (374/2) والنسائي في الكبري (11629) والحاكم في المسند (3012) وابن حبان (7360) من طرق عن سعد بن ابي ايوب عن يحي بن ابس سليمان وهو ضعيف، قال البخاري لم يتبين سماعةمن زيد ولا الضيري ولا تقوم به الحجة ومنكر الحديث وقال ابو حاتم: مضطرب الحديث.</text:p>
      <text:p text:style-name="P27"/>
      <text:p text:style-name="P20">94 – متفق عليه</text:p>
      <text:p text:style-name="P28">البخاري (6531 – 4938) ومسلم (2862) والترمذي (2422) واحمد (6/3) وابن أبي شيبة (490) وابن حبان (7330) قال ابو حاتم هذا اخطأ إنما هو مقدام بن مس طرب، وسليم بن عامر لم يدرك المقداد بن الأسود.</text:p>
      <text:p text:style-name="P28"/>
      <text:p text:style-name="P28"><text:span text:style-name="T4">96-إسناده ضعيف</text:span>: فيه (متدين بن سعد وهو ضعيف)</text:p>
      <text:p text:style-name="P29">رواه احمد (2/174) وابو نعيم في الحله (161) والطبراني في الكبر (88) والحاكم في المستدرك (236) من طرق عن حيي بن عبدالله المعافري وهو ضعيف.</text:p>
      <text:p text:style-name="P21"/>
      <text:p text:style-name="P21"><text:span text:style-name="T5">97 – متفق عليه</text:span></text:p>
      <text:p text:style-name="P29"><text:span text:style-name="T5">رواه البخاري (6533 – 6864) ومسلم (3178) والترمذي (1454 – 1455) والنسائي (4026 – 4027 - 4028)</text:span><text:line-break/></text:p>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10:03:58.080597330</meta:creation-date>
    <dc:date>2024-07-16T23:36:13.651537344</dc:date>
    <meta:editing-duration>PT1H18M18S</meta:editing-duration>
    <meta:editing-cycles>15</meta:editing-cycles>
    <meta:generator>LibreOffice/24.2.3.2$Linux_X86_64 LibreOffice_project/420$Build-2</meta:generator>
    <meta:document-statistic meta:table-count="0" meta:image-count="0" meta:object-count="0" meta:page-count="3" meta:paragraph-count="57" meta:word-count="988" meta:character-count="5513" meta:non-whitespace-character-count="4479"/>
  </office:meta>
</office:document-meta>
</file>